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>
      <style:text-properties style:text-line-through-style="solid"/>
    </style:style>
    <style:style style:name="P5" style:family="paragraph" style:parent-style-name="Standard" style:list-style-name="L2"/>
    <style:style style:name="T1" style:family="text">
      <style:text-properties style:text-line-through-style="solid" style:font-size-asian="10.5pt"/>
    </style:style>
    <style:style style:name="T2" style:family="text">
      <style:text-properties style:text-line-through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1290623385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1">Func for directories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  <text:list-item>
              <text:p text:style-name="P1">Detect if a file is binary or textbased</text:p>
            </text:list-item>
            <text:list-item>
              <text:p text:style-name="P1">Open a binary from a temp dir</text:p>
              <text:list>
                <text:list-item>
                  <text:p text:style-name="P1">open an url</text:p>
                </text:list-item>
              </text:list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  <text:list-item>
          <text:p text:style-name="P2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903315712" text:style-name="L2">
        <text:list-item>
          <text:p text:style-name="P4">Mapping GTK selection in list to the files in repo</text:p>
        </text:list-item>
        <text:list-item>
          <text:p text:style-name="P5">Introduce a tracing system</text:p>
        </text:list-item>
      </text:list>
      <text:list xml:id="list757013441" text:continue-list="list1290623385" text:style-name="L1">
        <text:list-item>
          <text:p text:style-name="P2">Introduce a exception handling which prevents the ui from crashing</text:p>
        </text:list-item>
      </text:list>
      <text:list xml:id="list2050329968" text:continue-list="list903315712" text:style-name="L2">
        <text:list-item>
          <text:p text:style-name="P5">Check if a new repo is a child of a repo and warn if so</text:p>
        </text:list-item>
      </text:list>
      <text:h text:style-name="Heading_20_2" text:outline-level="2">Known issues:</text:h>
      <text:list xml:id="list1267612950" text:continue-numbering="true" text:style-name="L2">
        <text:list-header>
          <text:p text:style-name="P4">All files with changes are commited at once and not a single selected file.</text:p>
        </text:list-header>
      </text:list>
      <text:list xml:id="list2006989389" text:continue-list="list757013441" text:style-name="L1">
        <text:list-item>
          <text:p text:style-name="P1"><text:soft-page-break/><text:tab/><text:span text:style-name="T1">Opening a second repo leads to not properly disposed warning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7-10T19:43:22</dc:date>
    <meta:editing-duration>PT05H35M04S</meta:editing-duration>
    <meta:editing-cycles>40</meta:editing-cycles>
    <meta:generator>OpenOffice.org/3.2$Linux OpenOffice.org_project/320m12$Build-9483</meta:generator>
    <dc:creator>Benjamin </dc:creator>
    <meta:document-statistic meta:table-count="0" meta:image-count="0" meta:object-count="0" meta:page-count="2" meta:paragraph-count="41" meta:word-count="228" meta:character-count="1057"/>
  </office:meta>
</office:document-meta>
</file>